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5525e" officeooo:paragraph-rsid="0015525e" style:font-size-asian="15pt" style:font-size-complex="15pt"/>
    </style:style>
    <style:style style:name="P2" style:family="paragraph" style:parent-style-name="Preformatted_20_Text">
      <style:text-properties fo:font-size="15pt" officeooo:rsid="0015525e" officeooo:paragraph-rsid="0015525e" style:font-size-asian="15pt" style:font-size-complex="15pt"/>
    </style:style>
    <style:style style:name="T1" style:family="text">
      <style:text-properties officeooo:rsid="00167b42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26 蘆花開，來去蘆洲心花開</text:p>
        <text:p text:style-name="P1"/>
        <text:p text:style-name="P1">「蘆竹若開花，</text:p>
        <text:p text:style-name="P1">“Lôo-tik nā khui-hue, </text:p>
        <text:p text:style-name="P1"/>
        <text:p text:style-name="P1">隨風颺颺飛。」</text:p>
        <text:p text:style-name="P1">suî hong iānn-iānn-pue.” </text:p>
        <text:p text:style-name="P1"/>
        <text:p text:style-name="P1">這是古早的蘆洲，</text:p>
        <text:p text:style-name="P1">Tse sī kóo-tsá ê Lôo-tsiu, </text:p>
        <text:p text:style-name="P1"/>
        <text:p text:style-name="P1">上蓋有特色的風景。</text:p>
        <text:p text:style-name="P1">siōng-kài ū ti̍k-sik ê hong-kíng. </text:p>
        <text:p text:style-name="P1"/>
        <text:p text:style-name="P1">暗頭仔，</text:p>
        <text:p text:style-name="P1">Àm-thâu-á, </text:p>
        <text:p text:style-name="P1"/>
        <text:p text:style-name="P1">月娘出來的時，</text:p>
        <text:p text:style-name="P1">gue̍h-niû tshut-lâi ê sî, </text:p>
        <text:p text:style-name="P1"/>
        <text:p text:style-name="P1">風輕輕仔吹，</text:p>
        <text:p text:style-name="P1">hong khin-khin-á tshue, </text:p>
        <text:p text:style-name="P1"/>
        <text:p text:style-name="P1">月光照佇蘆花頂頭，</text:p>
        <text:p text:style-name="P1">gue̍h-kng tsiò tī lôo-hue tíng-thâu, </text:p>
        <text:p text:style-name="P1"/>
        <text:p text:style-name="P1">親像海湧咧跳舞仝款，</text:p>
        <text:p text:style-name="P1">tshin-tshiūnn hái-íng teh thiàu-bú kāng-khuán, </text:p>
        <text:p text:style-name="P1"/>
        <text:p text:style-name="P1">講有偌媠，</text:p>
        <text:p text:style-name="P1">kóng ū guā suí, </text:p>
        <text:p text:style-name="P1"/>
        <text:p text:style-name="P1">就有偌媠。</text:p>
        <text:p text:style-name="P1">tō ū guā suí.</text:p>
        <text:p text:style-name="P1"/>
        <text:p text:style-name="P1"/>
        <text:p text:style-name="P1"/>
        <text:p text:style-name="P1"/>
        <text:p text:style-name="P1">蘆洲較早的地號名，</text:p>
        <text:p text:style-name="P1">Lôo-tsiu khah-tsá ê tē-hō-miâ, </text:p>
        <text:p text:style-name="P1"/>
        <text:p text:style-name="P1">有足濟種講法，</text:p>
        <text:p text:style-name="P1">ū tsiok tsē tsióng kóng-huat, </text:p>
        <text:p text:style-name="P1"/>
        <text:p text:style-name="P1">上早的講法是「河上洲」。</text:p>
        <text:p text:style-name="P1">siōng tsá ê kóng-huat sī “Hô siōng tsiu”. </text:p>
        <text:p text:style-name="P1"/>
        <text:p text:style-name="P1">因為較早是沙洲，</text:p>
        <text:p text:style-name="P1">In-uī khah-tsá sī sua-tsiu, </text:p>
        <text:p text:style-name="P1"/>
        <text:p text:style-name="P1">親像蹛佇河的頂面仝款。</text:p>
        <text:p text:style-name="P1">tshin-tshiūnn tuà tī hô ê tíng-bīn kāng-khuán. </text:p>
        <text:p text:style-name="P1"/>
        <text:p text:style-name="P1">另外一个講法是叫做「和尚洲」。</text:p>
        <text:p text:style-name="P1">Līng-guā tsi̍t ê kóng-huat sī kiò-tsò “Huê-siūnn tsiu.” </text:p>
        <text:p text:style-name="P1"/>
        <text:p text:style-name="P1">清朝時代，</text:p>
        <text:p text:style-name="P1">Tshing-tiâu sî-tāi, </text:p>
        <text:p text:style-name="P1"/>
        <text:p text:style-name="P1">彼當時的地主，</text:p>
        <text:p text:style-name="P1">hit-tong-sî ê tē-tsú, </text:p>
        <text:p text:style-name="P1"/>
        <text:p text:style-name="P1">大部份攏共土地捐予廟寺，</text:p>
        <text:p text:style-name="P1">tāi-pōo-hūn lóng kā thóo-tē kuan hōo biō-sī, </text:p>
        <text:p text:style-name="P1"/>
        <text:p text:style-name="P1">閣共廟寺租來種作，</text:p>
        <text:p text:style-name="P1">koh kā biō-sī tsoo lâi tsìng-tsoh, </text:p>
        <text:p text:style-name="P1"/>
        <text:p text:style-name="P1"><text:soft-page-break/>用田佃的身份，</text:p>
        <text:p text:style-name="P1">iōng tshân-tiān ê sin-hūn, </text:p>
        <text:p text:style-name="P1"/>
        <text:p text:style-name="P1">減少納稅。</text:p>
        <text:p text:style-name="P1">kiám-tsió la̍p-suè. </text:p>
        <text:p text:style-name="P1"/>
        <text:p text:style-name="P1">一般人將遮叫做和尚厝，</text:p>
        <text:p text:style-name="P1">It-puann lâng tsiong tsia kiò-tsò huê-siūnn tshù, </text:p>
        <text:p text:style-name="P1"/>
        <text:p text:style-name="P1">嘛叫做和尚洲。</text:p>
        <text:p text:style-name="P1">mā kiò-tsò huê-siūnn tsiu.</text:p>
        <text:p text:style-name="P1"/>
        <text:p text:style-name="P1"/>
        <text:p text:style-name="P1"/>
        <text:p text:style-name="P1"/>
        <text:p text:style-name="P1">蘆洲有一个人工湖，</text:p>
        <text:p text:style-name="P1">Lôo-tsiu ū tsi̍t ê lâng-kang-ôo, </text:p>
        <text:p text:style-name="P1"/>
        <text:p text:style-name="P1">號做「微風運河」，</text:p>
        <text:p text:style-name="P1">hō-tsò “bî-hong ūn-hô”, </text:p>
        <text:p text:style-name="P1"/>
        <text:p text:style-name="P1">佇遮會當釣魚、划船仔，</text:p>
        <text:p text:style-name="P1">tī tsia ē-tàng tiò-hî, kò tsûn-á, </text:p>
        <text:p text:style-name="P1"/>
        <text:p text:style-name="P1">遮的運動足時行。</text:p>
        <text:p text:style-name="P1">tsia-ê ūn-tōng tsiok sî-kiânn. </text:p>
        <text:p text:style-name="P1"/>
        <text:p text:style-name="P1">佇岸邊，</text:p>
        <text:p text:style-name="P1">Tī huānn-pinn, </text:p>
        <text:p text:style-name="P1"/>
        <text:p text:style-name="P1">有人騎跤踏車，</text:p>
        <text:p text:style-name="P1">ū lâng khiâ kha-ta̍h-tshia, </text:p>
        <text:p text:style-name="P1"/>
        <text:p text:style-name="P1">有人散步，</text:p>
        <text:p text:style-name="P1">ū lâng sàn-pōo, </text:p>
        <text:p text:style-name="P1"/>
        <text:p text:style-name="P1">運動兼看風景。</text:p>
        <text:p text:style-name="P1">ūn-tōng kiam khuànn hong-kíng. </text:p>
        <text:p text:style-name="P1"/>
        <text:p text:style-name="P1">遐的風景，</text:p>
        <text:p text:style-name="P1">Hia-ê hong-kíng, </text:p>
        <text:p text:style-name="P1"/>
        <text:p text:style-name="P1">對透早到暗時，</text:p>
        <text:p text:style-name="P1">uì thàu-tsá kàu àm-sî, </text:p>
        <text:p text:style-name="P1"/>
        <text:p text:style-name="P1">攏無仝款喔！</text:p>
        <text:p text:style-name="P1">lóng bô kāng-khuán --ooh! </text:p>
        <text:p text:style-name="P1"/>
        <text:p text:style-name="P1">早起會當看著日頭光佇湖的面頂跳舞；</text:p>
        <text:p text:style-name="P1">Tsá-khí ē-tàng khuànn-tio̍h ji̍t-thâu-kng tī ôo ê bīn-tíng thiàu-bú,</text:p>
        <text:p text:style-name="P1"/>
        <text:p text:style-name="P1">下晡日頭欲落山的時，</text:p>
        <text:p text:style-name="P1">ē-poo ji̍t-thâu beh lo̍h-suann ê sî, </text:p>
        <text:p text:style-name="P1"/>
        <text:p text:style-name="P1">觀音山佮淡水河，</text:p>
        <text:p text:style-name="P1">Kuan-im-suann kah Tām-tsuí-hô, </text:p>
        <text:p text:style-name="P1"/>
        <text:p text:style-name="P1">親像做伙佮日頭講再會；</text:p>
        <text:p text:style-name="P1">tshin-tshiūnn tsò-hué kah ji̍t-thâu kóng tsài-huē; <text:s/></text:p>
        <text:p text:style-name="P1"/>
        <text:p text:style-name="P1">暗時月光來鬥幫贊，</text:p>
        <text:p text:style-name="P1">àm-sî gue̍h-kng lâi tàu pang-tsān, 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><text:soft-page-break/>湖面閃閃爍爍，</text:p>
        <text:p text:style-name="P1">ôo-bīn siám-siám-sih-sih, </text:p>
        <text:p text:style-name="P1"/>
        <text:p text:style-name="P1">親像一葩閣一葩的電火，</text:p>
        <text:p text:style-name="P1">tshin-tshiūnn tsi̍t pha koh tsi̍t pha ê tiān-hué, </text:p>
        <text:p text:style-name="P1"/>
        <text:p text:style-name="P1">予來遮的人有倚靠。</text:p>
        <text:p text:style-name="P1">hōo lâi tsia ê lâng ū uá-khò. </text:p>
        <text:p text:style-name="P1"/>
        <text:p text:style-name="P1">徛佇岸邊，</text:p>
        <text:p text:style-name="P1">Khiā tī huānn-pinn, </text:p>
        <text:p text:style-name="P1"/>
        <text:p text:style-name="P1">看遮爾媠的風景，</text:p>
        <text:p text:style-name="P1">khuànn tsiah-nī suí ê hong-kíng, </text:p>
        <text:p text:style-name="P1"/>
        <text:p text:style-name="P1">煩惱攏暫時擲掉，</text:p>
        <text:p text:style-name="P1">huân-ló lóng tsiām-sî tàn-tiāu, </text:p>
        <text:p text:style-name="P1"/>
        <text:p text:style-name="P1">心情輕鬆足逍遙。</text:p>
        <text:p text:style-name="P1">sim-tsîng khin-sang tsiok siau-iâu.</text:p>
        <text:p text:style-name="P1"/>
        <text:p text:style-name="P1"/>
        <text:p text:style-name="P1">佇蘆洲，</text:p>
        <text:p text:style-name="P1">Tī Lôo-tsiu, </text:p>
        <text:p text:style-name="P1"/>
        <text:p text:style-name="P1">有一間三級古蹟的古厝，</text:p>
        <text:p text:style-name="P1">ū tsi̍t king sann kip kóo-tsik ê kóo-tshù, </text:p>
        <text:p text:style-name="P1"/>
        <text:p text:style-name="P1">彼就是蘆洲李宅，</text:p>
        <text:p text:style-name="P1">he tō sī Lôo-tsiu Lí the̍h, </text:p>
        <text:p text:style-name="P1"/>
        <text:p text:style-name="P1">到今已經超過一百年的歷史矣。</text:p>
        <text:p text:style-name="P1">kàu-tann í-king tshiau-kuè tsi̍t-pah nî ê li̍k-sú --ah. </text:p>
        <text:p text:style-name="P1"/>
        <text:p text:style-name="P1">上蓋特別的所在，</text:p>
        <text:p text:style-name="P1">Siōng-kài ti̍k-pia̍t ê sóo-tsāi, </text:p>
        <text:p text:style-name="P1"/>
        <text:p text:style-name="P1">無用杉仔，</text:p>
        <text:p text:style-name="P1">bô iōng sam-á, </text:p>
        <text:p text:style-name="P1"/>
        <text:p text:style-name="P1">是用磚仔、石頭鞏起來的。</text:p>
        <text:p text:style-name="P1">sī iōng tsng-á, tsio̍h-thâu khōng khí-lâi ê. </text:p>
        <text:p text:style-name="P1"/>
        <text:p text:style-name="P1">李宅攏總有九个廳，</text:p>
        <text:p text:style-name="P1">Lí the̍h lóng-tsóng ū káu ê thiann, </text:p>
        <text:p text:style-name="P1"/>
        <text:p text:style-name="P1">六十間房間，</text:p>
        <text:p text:style-name="P1">la̍k-tsa̍p king pâng-king, </text:p>
        <text:p text:style-name="P1"/>
        <text:p text:style-name="P1">嘛因為較早遮是田地的尾溜，</text:p>
        <text:p text:style-name="P1">mā in-uī khah-tsá tsia sī tshân-tē ê bué-liu, </text:p>
        <text:p text:style-name="P1"/>
        <text:p text:style-name="P1">逐家攏共遮號做「田仔尾」。</text:p>
        <text:p text:style-name="P1">ta̍k-ke lóng kā tsia hō-tsò “tshân-á-bué.” </text:p>
        <text:p text:style-name="P1"/>
        <text:p text:style-name="P1">厝前有一窟蓮花池，</text:p>
        <text:p text:style-name="P1">Tshù-tsîng ū tsi̍t khut liân-hue-tî, </text:p>
        <text:p text:style-name="P1"/>
        <text:p text:style-name="P1">若是好天的時，</text:p>
        <text:p text:style-name="P1">nā-sī hó-thinn ê sî, </text:p>
        <text:p text:style-name="P1"/>
        <text:p text:style-name="P1">會當看著照佇水面的觀音山，</text:p>
        <text:p text:style-name="P1">ē-tàng khuànn-tio̍h tsiò tī tsuí-bīn ê Kuan-im-suann, </text:p>
        <text:p text:style-name="P1"/>
        <text:p text:style-name="P1">足趣味！</text:p>
        <text:p text:style-name="P1">tsiok tshù-bī!</text:p>
        <text:p text:style-name="P1"><text:soft-page-break/></text:p>
        <text:p text:style-name="P1"/>
        <text:p text:style-name="P1">來到李宅，</text:p>
        <text:p text:style-name="P1">Lâi-kàu Lí the̍h, </text:p>
        <text:p text:style-name="P1"/>
        <text:p text:style-name="P1">毋但會當看著古早時代的八跤眠床、鏡台，</text:p>
        <text:p text:style-name="P1">m̄-nā ē-tàng khuànn-tio̍h kóo-tsá sî-tāi ê peh kha bîn-tshn̂g, kiànn-tâi, </text:p>
        <text:p text:style-name="P1"/>
        <text:p text:style-name="P1">行過灶跤、飯廳，</text:p>
        <text:p text:style-name="P1">kiânn-kuè tsàu-kha, pn̄g-thiann,</text:p>
        <text:p text:style-name="P1"/>
        <text:p text:style-name="P1">嘛會當予你想起細漢的時，</text:p>
        <text:p text:style-name="P1"><text:s/>mā ē-tàng hōo lí siūnn-khí sè-hàn ê sî, </text:p>
        <text:p text:style-name="P1"/>
        <text:p text:style-name="P1">佮阿公、阿媽做伙生活的記持。</text:p>
        <text:p text:style-name="P1">kah a-kong, a-má tsò-hué sing-ua̍h ê kì-tî. </text:p>
        <text:p text:style-name="P1"/>
        <text:p text:style-name="P1">下晡時仔，</text:p>
        <text:p text:style-name="P1">Ē-poo-sî-á, </text:p>
        <text:p text:style-name="P1"/>
        <text:p text:style-name="P1">日頭光對窗仔，</text:p>
        <text:p text:style-name="P1">ji̍t-thâu-kng uì thang-á, </text:p>
        <text:p text:style-name="P1"/>
        <text:p text:style-name="P1">微微仔迵入來房間，</text:p>
        <text:p text:style-name="P1">bî-bî-á thàng ji̍p-lâi pâng-king, 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>彼種古早的氣氛，</text:p>
        <text:p text:style-name="P1">hit tsióng kóo-tsá ê khì-hun, </text:p>
        <text:p text:style-name="P1"/>
        <text:p text:style-name="P1">予你佇遮會當數念囡仔時代的甜蜜。</text:p>
        <text:p text:style-name="P1">hōo lí tī tsia ē-tàng siàu-liām gín-á sî-tāi ê tinn-bi̍t.</text:p>
        <text:p text:style-name="P1"/>
        <text:p text:style-name="P1"/>
        <text:p text:style-name="P1"/>
        <text:p text:style-name="P1"/>
        <text:p text:style-name="P1">綴時代進步，</text:p>
        <text:p text:style-name="P1">Tuè sî-tāi tsìn-pōo, </text:p>
        <text:p text:style-name="P1"/>
        <text:p text:style-name="P1">蘆洲的發展嘛愈來愈緊。</text:p>
        <text:p text:style-name="P1">Lôo-tsiu ê huat-tián mā jú lâi jú kín. </text:p>
        <text:p text:style-name="P1"/>
        <text:p text:style-name="P1">捷運、快速道路，</text:p>
        <text:p text:style-name="P1">Tsia̍t-ūn, khuài-sok tō-lōo,</text:p>
        <text:p text:style-name="P1"/>
        <text:p text:style-name="P1">交通的利便予遮愈來愈鬧熱。</text:p>
        <text:p text:style-name="P1">kau-thong ê lī-piān hōo tsia jú lâi jú lāu-jia̍t. </text:p>
        <text:p text:style-name="P1"/>
        <text:p text:style-name="P1">有閒來遮食一碗摵仔麵，</text:p>
        <text:p text:style-name="P1">Ū-îng lâi tsia tsia̍h tsi̍t uánn tshi̍k-á-mī, </text:p>
        <text:p text:style-name="P1"/>
        <text:p text:style-name="P1">行一逝湧蓮寺，</text:p>
        <text:p text:style-name="P1">kiânn tsi̍t tsuā Ióng-liân-sī, </text:p>
        <text:p text:style-name="P1"/>
        <text:p text:style-name="P1">蘆洲一定有你懷念的古早味。</text:p>
        <text:p text:style-name="P1">Lôo-tsiu it-tīng ū lí huâi-liām ê kóo-tsá-bī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67b4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26-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9T21:22:19.127845308</dc:date>
    <meta:editing-duration>PT3M2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62" meta:word-count="1105" meta:character-count="3301" meta:non-whitespace-character-count="2916"/>
  </office:meta>
</office:document-meta>
</file>